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2pt"/>
    </style:style>
    <style:style style:name="co8" style:family="table-column">
      <style:table-column-properties fo:break-before="auto" style:column-width="177.7pt"/>
    </style:style>
    <style:style style:name="co9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6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x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BlockSize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office:value-type="string" calcext:value-type="string">
            <text:p>algo-param-interface-client.pd/recall-parameters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symbol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Dep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1 (functions as a bang)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symbol float x3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we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final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ave-preset</text:p>
          </table:table-cell>
          <table:table-cell office:value-type="string" calcext:value-type="string">
            <text:p>symbol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2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8:33:44.701874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4-30T09:40:51.584324709</dc:date>
    <meta:editing-duration>P1DT17H29M28S</meta:editing-duration>
    <meta:editing-cycles>44</meta:editing-cycles>
    <meta:generator>LibreOffice/5.4.2.2$MacOSX_X86_64 LibreOffice_project/22b09f6418e8c2d508a9eaf86b2399209b0990f4</meta:generator>
    <meta:document-statistic meta:table-count="2" meta:cell-count="153" meta:object-count="0"/>
  </office:meta>
</office:document-meta>
</file>